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977cm"/>
    </style:style>
    <style:style style:name="co2" style:family="table-column">
      <style:table-column-properties fo:break-before="auto" style:column-width="1.589cm"/>
    </style:style>
    <style:style style:name="co3" style:family="table-column">
      <style:table-column-properties fo:break-before="auto" style:column-width="1.429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13cm"/>
    </style:style>
    <style:style style:name="co8" style:family="table-column">
      <style:table-column-properties fo:break-before="auto" style:column-width="1.372cm"/>
    </style:style>
    <style:style style:name="co9" style:family="table-column">
      <style:table-column-properties fo:break-before="auto" style:column-width="0.178cm"/>
    </style:style>
    <style:style style:name="co10" style:family="table-column">
      <style:table-column-properties fo:break-before="auto" style:column-width="1.674cm"/>
    </style:style>
    <style:style style:name="co11" style:family="table-column">
      <style:table-column-properties fo:break-before="auto" style:column-width="0.944cm"/>
    </style:style>
    <style:style style:name="co12" style:family="table-column">
      <style:table-column-properties fo:break-before="auto" style:column-width="3.314cm"/>
    </style:style>
    <style:style style:name="co13" style:family="table-column">
      <style:table-column-properties fo:break-before="auto" style:column-width="0.445cm"/>
    </style:style>
    <style:style style:name="co14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0" style:family="table-cell" style:parent-style-name="Default" style:data-style-name="N36"/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6" style:family="table-cell" style:parent-style-name="Default" style:data-style-name="N4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4"/>
    <style:style style:name="ce16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ackground-color="#cccccc"/>
    </style:style>
    <style:style style:name="ce31" style:family="table-cell" style:parent-style-name="Default" style:data-style-name="N4"/>
    <style:style style:name="ce32" style:family="table-cell" style:parent-style-name="Default" style:data-style-name="N36"/>
    <style:style style:name="ce3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 style:data-style-name="N4">
      <style:table-cell-properties fo:background-color="transparent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cc"/>
    </style:style>
    <style:style style:name="ce4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45" style:family="table-cell" style:parent-style-name="Default" style:data-style-name="N4">
      <style:table-cell-properties fo:background-color="#cccccc"/>
    </style:style>
    <style:style style:name="T1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0 çedaş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3"/>
        <table:table-column table:style-name="co4" table:default-cell-style-name="ce35"/>
        <table:table-column table:style-name="co5" table:default-cell-style-name="ce33"/>
        <table:table-column table:style-name="co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üketim</text:p>
          </table:table-cell>
          <table:table-cell office:value-type="string" calcext:value-type="string">
            <text:p>birim fiyat</text:p>
          </table:table-cell>
          <table:table-cell office:value-type="string" calcext:value-type="string">
            <text:p>tutar</text:p>
          </table:table-cell>
          <table:table-cell/>
        </table:table-row>
        <table:table-row table:style-name="ro1">
          <table:table-cell office:value-type="string" calcext:value-type="string">
            <text:p>2020-01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2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3</text:p>
          </table:table-cell>
          <table:table-cell office:value-type="string" calcext:value-type="string">
            <text:p>fatura</text:p>
          </table:table-cell>
          <table:table-cell office:value-type="float" office:value="377.64" calcext:value-type="float">
            <text:p>377,64</text:p>
          </table:table-cell>
          <table:table-cell table:formula="of:=[.E7]/[.C7]" office:value-type="float" office:value="0.944550365427391" calcext:value-type="float">
            <text:p>0,94</text:p>
          </table:table-cell>
          <table:table-cell office:value-type="float" office:value="356.7" calcext:value-type="float">
            <text:p>356,7</text:p>
          </table:table-cell>
          <table:table-cell/>
        </table:table-row>
        <table:table-row table:style-name="ro1">
          <table:table-cell office:value-type="string" calcext:value-type="string">
            <text:p>2020-04</text:p>
          </table:table-cell>
          <table:table-cell office:value-type="string" calcext:value-type="string">
            <text:p>fatura</text:p>
          </table:table-cell>
          <table:table-cell office:value-type="float" office:value="644.04" calcext:value-type="float">
            <text:p>644,04</text:p>
          </table:table-cell>
          <table:table-cell table:formula="of:=[.E8]/[.C8]" office:value-type="float" office:value="0.94450655238805" calcext:value-type="float">
            <text:p>0,94</text:p>
          </table:table-cell>
          <table:table-cell office:value-type="float" office:value="608.3" calcext:value-type="float">
            <text:p>608,3</text:p>
          </table:table-cell>
          <table:table-cell/>
        </table:table-row>
        <table:table-row table:style-name="ro1">
          <table:table-cell office:value-type="string" calcext:value-type="string">
            <text:p>2020-05</text:p>
          </table:table-cell>
          <table:table-cell office:value-type="string" calcext:value-type="string">
            <text:p>fatura</text:p>
          </table:table-cell>
          <table:table-cell office:value-type="float" office:value="702.96" calcext:value-type="float">
            <text:p>702,96</text:p>
          </table:table-cell>
          <table:table-cell table:formula="of:=[.E9]/[.C9]" office:value-type="float" office:value="0.944434960737453" calcext:value-type="float">
            <text:p>0,94</text:p>
          </table:table-cell>
          <table:table-cell office:value-type="float" office:value="663.9" calcext:value-type="float">
            <text:p>663,9</text:p>
          </table:table-cell>
          <table:table-cell/>
        </table:table-row>
        <table:table-row table:style-name="ro1">
          <table:table-cell office:value-type="string" calcext:value-type="string">
            <text:p>2020-06</text:p>
          </table:table-cell>
          <table:table-cell office:value-type="string" calcext:value-type="string">
            <text:p>fatura</text:p>
          </table:table-cell>
          <table:table-cell office:value-type="float" office:value="739.08" calcext:value-type="float">
            <text:p>739,08</text:p>
          </table:table-cell>
          <table:table-cell table:formula="of:=[.E10]/[.C10]" office:value-type="float" office:value="0.809925853764139" calcext:value-type="float">
            <text:p>0,81</text:p>
          </table:table-cell>
          <table:table-cell office:value-type="float" office:value="598.6" calcext:value-type="float">
            <text:p>598,6</text:p>
          </table:table-cell>
          <table:table-cell/>
        </table:table-row>
        <table:table-row table:style-name="ro1">
          <table:table-cell office:value-type="string" calcext:value-type="string">
            <text:p>2020-07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8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0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1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2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style-name="ce31"/>
        </table:table-row>
        <table:table-row table:style-name="ro1">
          <table:table-cell table:style-name="ce31"/>
          <table:table-cell/>
          <table:table-cell table:style-name="Default" table:number-columns-repeated="3"/>
          <table:table-cell table:style-name="ce31"/>
        </table:table-row>
        <table:table-row table:style-name="ro1">
          <table:table-cell table:number-columns-repeated="2"/>
          <table:table-cell table:style-name="ce34" table:number-columns-repeated="3"/>
          <table:table-cell table:style-name="ce38"/>
        </table:table-row>
        <table:table-row table:style-name="ro1">
          <table:table-cell table:style-name="ce32"/>
          <table:table-cell table:number-columns-repeated="2"/>
          <table:table-cell table:style-name="ce33"/>
          <table:table-cell/>
          <table:table-cell table:style-name="ce35"/>
        </table:table-row>
        <table:table-row table:style-name="ro1" table:number-rows-repeated="3">
          <table:table-cell table:style-name="ce32"/>
          <table:table-cell/>
          <table:table-cell table:style-name="Default" table:number-columns-repeated="2"/>
          <table:table-cell table:style-name="ce31" table:number-columns-repeated="2"/>
        </table:table-row>
        <table:table-row table:style-name="ro1">
          <table:table-cell table:style-name="ce32"/>
          <table:table-cell/>
          <table:table-cell table:style-name="Default" table:number-columns-repeated="2"/>
          <table:table-cell table:style-name="ce36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7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31"/>
        </table:table-row>
      </table:table>
      <table:table table:name="HSP 220-380-SU" table:style-name="ta1"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7" table:default-cell-style-name="ce31"/>
        <table:table-column table:style-name="co7" table:number-columns-repeated="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KEMAL KÜKR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pan text:style-name="T2">380 v – 220 v – Belediye suyu </text:span>ortak kullanım saat bilgileri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31"/>
          <table:table-cell table:number-columns-repeated="8"/>
        </table:table-row>
        <table:table-row table:style-name="ro1">
          <table:table-cell table:style-name="ce31"/>
          <table:table-cell table:number-columns-repeated="13"/>
        </table:table-row>
        <table:table-row table:style-name="ro1">
          <table:table-cell table:style-name="ce31"/>
          <table:table-cell table:style-name="ce39" office:value-type="string" calcext:value-type="string">
            <text:p>380v</text:p>
          </table:table-cell>
          <table:table-cell table:number-columns-repeated="2"/>
          <table:table-cell table:style-name="ce41"/>
          <table:table-cell table:style-name="ce39" office:value-type="string" calcext:value-type="string">
            <text:p>220v</text:p>
          </table:table-cell>
          <table:table-cell table:number-columns-repeated="2"/>
          <table:table-cell table:style-name="ce41"/>
          <table:table-cell table:style-name="ce38" office:value-type="string" calcext:value-type="string">
            <text:p>tutar</text:p>
          </table:table-cell>
          <table:table-cell table:number-columns-repeated="4"/>
        </table:table-row>
        <table:table-row table:style-name="ro1">
          <table:table-cell table:style-name="ce31"/>
          <table:table-cell table:style-name="ce31" office:value-type="string" calcext:value-type="string">
            <text:p>tutar “hesap” a eklenir</text:p>
          </table:table-cell>
          <table:table-cell table:number-columns-repeated="2"/>
          <table:table-cell table:style-name="ce41"/>
          <table:table-cell table:style-name="ce31" office:value-type="string" calcext:value-type="string">
            <text:p>tutar “hesap” tan düşülür</text:p>
          </table:table-cell>
          <table:table-cell table:number-columns-repeated="2"/>
          <table:table-cell table:style-name="ce41"/>
          <table:table-cell table:number-columns-repeated="5"/>
        </table:table-row>
        <table:table-row table:style-name="ro1">
          <table:table-cell table:style-name="ce32" office:value-type="date" office:date-value="2020-03-25" calcext:value-type="date">
            <text:p>25.03.2020</text:p>
          </table:table-cell>
          <table:table-cell table:style-name="ce40" office:value-type="float" office:value="240.984" calcext:value-type="float">
            <text:p>240,984</text:p>
          </table:table-cell>
          <table:table-cell table:style-name="ce41" office:value-type="string" calcext:value-type="string">
            <text:p>ilk yazar</text:p>
          </table:table-cell>
          <table:table-cell/>
          <table:table-cell table:style-name="ce41"/>
          <table:table-cell table:style-name="ce40" office:value-type="float" office:value="5696.5" calcext:value-type="float">
            <text:p>5696,5</text:p>
          </table:table-cell>
          <table:table-cell table:style-name="ce41" office:value-type="string" calcext:value-type="string">
            <text:p>ilk yazar</text:p>
          </table:table-cell>
          <table:table-cell/>
          <table:table-cell table:style-name="ce41"/>
          <table:table-cell table:number-columns-repeated="5"/>
        </table:table-row>
        <table:table-row table:style-name="ro1">
          <table:table-cell/>
          <table:table-cell table:style-name="ce34" office:value-type="string" calcext:value-type="string">
            <text:p>yazar</text:p>
          </table:table-cell>
          <table:table-cell table:style-name="ce34" office:value-type="string" calcext:value-type="string">
            <text:p>tüketim</text:p>
          </table:table-cell>
          <table:table-cell table:style-name="ce34" office:value-type="string" calcext:value-type="string">
            <text:p>fiyat</text:p>
          </table:table-cell>
          <table:table-cell table:style-name="ce40"/>
          <table:table-cell table:style-name="ce34" office:value-type="string" calcext:value-type="string">
            <text:p>yazar</text:p>
          </table:table-cell>
          <table:table-cell table:style-name="ce34" office:value-type="string" calcext:value-type="string">
            <text:p>tüketim</text:p>
          </table:table-cell>
          <table:table-cell table:style-name="ce34" office:value-type="string" calcext:value-type="string">
            <text:p>fiyat</text:p>
          </table:table-cell>
          <table:table-cell table:style-name="ce40"/>
          <table:table-cell table:style-name="Default"/>
          <table:table-cell table:number-columns-repeated="4"/>
        </table:table-row>
        <table:table-row table:style-name="ro1">
          <table:table-cell table:style-name="ce32"/>
          <table:table-cell table:number-columns-repeated="2"/>
          <table:table-cell table:style-name="ce33"/>
          <table:table-cell table:style-name="ce44"/>
          <table:table-cell table:style-name="ce33" table:number-columns-repeated="3"/>
          <table:table-cell table:style-name="ce44"/>
          <table:table-cell table:style-name="ce35"/>
          <table:table-cell table:number-columns-repeated="4"/>
        </table:table-row>
        <table:table-row table:style-name="ro1">
          <table:table-cell table:style-name="ce32" office:value-type="date" office:date-value="2020-04-04" calcext:value-type="date">
            <text:p>04.04.2020</text:p>
          </table:table-cell>
          <table:table-cell office:value-type="float" office:value="351.25" calcext:value-type="float">
            <text:p>351,25</text:p>
          </table:table-cell>
          <table:table-cell table:formula="of:=[.B11]-[.B8]" office:value-type="float" office:value="110.266" calcext:value-type="float">
            <text:p>110,266</text:p>
          </table:table-cell>
          <table:table-cell table:style-name="ce31" office:value-type="float" office:value="0.94" calcext:value-type="float">
            <text:p>0,94</text:p>
          </table:table-cell>
          <table:table-cell table:style-name="ce45"/>
          <table:table-cell table:style-name="ce31" table:number-columns-repeated="3"/>
          <table:table-cell table:style-name="ce45"/>
          <table:table-cell table:formula="of:=[.D11]*[.C11]" office:value-type="float" office:value="103.65004" calcext:value-type="float">
            <text:p>103,65</text:p>
          </table:table-cell>
          <table:table-cell table:number-columns-repeated="4"/>
        </table:table-row>
        <table:table-row table:style-name="ro1">
          <table:table-cell table:style-name="ce32" office:value-type="date" office:date-value="2020-04-20" calcext:value-type="date">
            <text:p>20.04.2020</text:p>
          </table:table-cell>
          <table:table-cell table:number-columns-repeated="3"/>
          <table:table-cell table:style-name="ce41"/>
          <table:table-cell office:value-type="float" office:value="5745.5" calcext:value-type="float">
            <text:p>5745,5</text:p>
          </table:table-cell>
          <table:table-cell table:formula="of:=[.F12]-[.F8]" office:value-type="float" office:value="49" calcext:value-type="float">
            <text:p>49</text:p>
          </table:table-cell>
          <table:table-cell table:style-name="ce31" office:value-type="float" office:value="0.9" calcext:value-type="float">
            <text:p>0,90</text:p>
          </table:table-cell>
          <table:table-cell table:style-name="ce45"/>
          <table:table-cell table:formula="of:=[.H12]*[.G12]" office:value-type="float" office:value="44.1" calcext:value-type="float">
            <text:p>44,10</text:p>
          </table:table-cell>
          <table:table-cell table:number-columns-repeated="4"/>
        </table:table-row>
        <table:table-row table:style-name="ro1">
          <table:table-cell table:style-name="ce32" office:value-type="date" office:date-value="2020-05-05" calcext:value-type="date">
            <text:p>05.05.2020</text:p>
          </table:table-cell>
          <table:table-cell office:value-type="float" office:value="766.3" calcext:value-type="float">
            <text:p>766,3</text:p>
          </table:table-cell>
          <table:table-cell table:formula="of:=[.B13]-[.B11]" office:value-type="float" office:value="415.05" calcext:value-type="float">
            <text:p>415,05</text:p>
          </table:table-cell>
          <table:table-cell table:style-name="ce31" table:formula="of:=[.D11]" office:value-type="float" office:value="0.94" calcext:value-type="float">
            <text:p>0,94</text:p>
          </table:table-cell>
          <table:table-cell table:style-name="ce45"/>
          <table:table-cell table:style-name="ce31" table:number-columns-repeated="3"/>
          <table:table-cell table:style-name="ce45"/>
          <table:table-cell table:formula="of:=[.D13]*[.C13]" office:value-type="float" office:value="390.147" calcext:value-type="float">
            <text:p>390,15</text:p>
          </table:table-cell>
          <table:table-cell table:number-columns-repeated="4"/>
        </table:table-row>
        <table:table-row table:style-name="ro1">
          <table:table-cell table:style-name="ce32" office:value-type="date" office:date-value="2020-05-20" calcext:value-type="date">
            <text:p>20.05.2020</text:p>
          </table:table-cell>
          <table:table-cell table:number-columns-repeated="3"/>
          <table:table-cell table:style-name="ce41"/>
          <table:table-cell office:value-type="float" office:value="5756.5" calcext:value-type="float">
            <text:p>5756,5</text:p>
          </table:table-cell>
          <table:table-cell table:formula="of:=[.F14]-[.F12]" office:value-type="float" office:value="11" calcext:value-type="float">
            <text:p>11</text:p>
          </table:table-cell>
          <table:table-cell table:style-name="ce31" table:formula="of:=[.H12]" office:value-type="float" office:value="0.9" calcext:value-type="float">
            <text:p>0,90</text:p>
          </table:table-cell>
          <table:table-cell table:style-name="ce45"/>
          <table:table-cell table:formula="of:=[.H14]*[.G14]" office:value-type="float" office:value="9.9" calcext:value-type="float">
            <text:p>9,90</text:p>
          </table:table-cell>
          <table:table-cell table:number-columns-repeated="4"/>
        </table:table-row>
        <table:table-row table:style-name="ro1">
          <table:table-cell table:style-name="ce32" office:value-type="date" office:date-value="2020-06-03" calcext:value-type="date">
            <text:p>03.06.2020</text:p>
          </table:table-cell>
          <table:table-cell office:value-type="float" office:value="1190" calcext:value-type="float">
            <text:p>1190</text:p>
          </table:table-cell>
          <table:table-cell table:formula="of:=[.B15]-[.B13]" office:value-type="float" office:value="423.7" calcext:value-type="float">
            <text:p>423,7</text:p>
          </table:table-cell>
          <table:table-cell table:style-name="ce31" table:formula="of:=[.D13]" office:value-type="float" office:value="0.94" calcext:value-type="float">
            <text:p>0,94</text:p>
          </table:table-cell>
          <table:table-cell table:style-name="ce45"/>
          <table:table-cell table:style-name="ce31" table:number-columns-repeated="3"/>
          <table:table-cell table:style-name="ce45"/>
          <table:table-cell table:formula="of:=[.D15]*[.C15]" office:value-type="float" office:value="398.278" calcext:value-type="float">
            <text:p>398,28</text:p>
          </table:table-cell>
          <table:table-cell table:number-columns-repeated="4"/>
        </table:table-row>
        <table:table-row table:style-name="ro1">
          <table:table-cell table:style-name="ce32" office:value-type="date" office:date-value="2020-06-20" calcext:value-type="date">
            <text:p>20.06.2020</text:p>
          </table:table-cell>
          <table:table-cell table:number-columns-repeated="3"/>
          <table:table-cell table:style-name="ce41"/>
          <table:table-cell office:value-type="float" office:value="5762" calcext:value-type="float">
            <text:p>5762</text:p>
          </table:table-cell>
          <table:table-cell office:value-type="float" office:value="6" calcext:value-type="float">
            <text:p>6</text:p>
          </table:table-cell>
          <table:table-cell table:style-name="ce31" office:value-type="float" office:value="0.91" calcext:value-type="float">
            <text:p>0,91</text:p>
          </table:table-cell>
          <table:table-cell table:style-name="ce45"/>
          <table:table-cell table:formula="of:=[.H16]*[.G16]" office:value-type="float" office:value="5.46" calcext:value-type="float">
            <text:p>5,46</text:p>
          </table:table-cell>
          <table:table-cell table:number-columns-repeated="4"/>
        </table:table-row>
        <table:table-row table:style-name="ro1">
          <table:table-cell table:style-name="ce32" office:value-type="date" office:date-value="2020-07-06" calcext:value-type="date">
            <text:p>06.07.2020</text:p>
          </table:table-cell>
          <table:table-cell office:value-type="float" office:value="1694" calcext:value-type="float">
            <text:p>1694</text:p>
          </table:table-cell>
          <table:table-cell table:formula="of:=[.B17]-[.B15]" office:value-type="float" office:value="504" calcext:value-type="float">
            <text:p>504</text:p>
          </table:table-cell>
          <table:table-cell table:style-name="ce36" office:value-type="float" office:value="0.94" calcext:value-type="float">
            <text:p>0,94</text:p>
          </table:table-cell>
          <table:table-cell table:style-name="ce45"/>
          <table:table-cell table:style-name="ce36" table:number-columns-repeated="3"/>
          <table:table-cell table:style-name="ce45"/>
          <table:table-cell table:style-name="ce36" table:formula="of:=[.D17]*[.C17]" office:value-type="float" office:value="473.76" calcext:value-type="float">
            <text:p>473,76</text:p>
          </table:table-cell>
          <table:table-cell table:number-columns-repeated="4"/>
        </table:table-row>
        <table:table-row table:style-name="ro1">
          <table:table-cell table:style-name="ce32" office:value-type="date" office:date-value="2020-07-20" calcext:value-type="date">
            <text:p>20.07.2020</text:p>
          </table:table-cell>
          <table:table-cell table:number-columns-repeated="3"/>
          <table:table-cell table:style-name="ce41"/>
          <table:table-cell office:value-type="float" office:value="5777" calcext:value-type="float">
            <text:p>5777</text:p>
          </table:table-cell>
          <table:table-cell office:value-type="float" office:value="15" calcext:value-type="float">
            <text:p>15</text:p>
          </table:table-cell>
          <table:table-cell table:style-name="ce31" office:value-type="float" office:value="0.91" calcext:value-type="float">
            <text:p>0,91</text:p>
          </table:table-cell>
          <table:table-cell table:style-name="ce45"/>
          <table:table-cell table:formula="of:=[.H18]*[.G18]" office:value-type="float" office:value="13.65" calcext:value-type="float">
            <text:p>13,65</text:p>
          </table:table-cell>
          <table:table-cell table:number-columns-repeated="4"/>
        </table:table-row>
        <table:table-row table:style-name="ro1">
          <table:table-cell table:style-name="ce32" office:value-type="date" office:date-value="2020-07-10" calcext:value-type="date">
            <text:p>10.07.2020</text:p>
          </table:table-cell>
          <table:table-cell office:value-type="float" office:value="2385" calcext:value-type="float">
            <text:p>2385</text:p>
          </table:table-cell>
          <table:table-cell table:formula="of:=[.B19]-[.B17]" office:value-type="float" office:value="691" calcext:value-type="float">
            <text:p>691</text:p>
          </table:table-cell>
          <table:table-cell office:value-type="float" office:value="0.79" calcext:value-type="float">
            <text:p>0,79</text:p>
          </table:table-cell>
          <table:table-cell table:style-name="ce41"/>
          <table:table-cell table:number-columns-repeated="2"/>
          <table:table-cell table:style-name="ce31"/>
          <table:table-cell table:style-name="ce45"/>
          <table:table-cell table:style-name="ce36" table:formula="of:=[.D19]*[.C19]" office:value-type="float" office:value="545.89" calcext:value-type="float">
            <text:p>545,89</text:p>
          </table:table-cell>
          <table:table-cell table:number-columns-repeated="4"/>
        </table:table-row>
        <table:table-row table:style-name="ro1">
          <table:table-cell table:style-name="ce32" office:value-type="date" office:date-value="2020-08-30" calcext:value-type="date">
            <text:p>30.08.2020</text:p>
          </table:table-cell>
          <table:table-cell office:value-type="float" office:value="2810" calcext:value-type="float">
            <text:p>2810</text:p>
          </table:table-cell>
          <table:table-cell table:formula="of:=[.B20]-[.B19]" office:value-type="float" office:value="425" calcext:value-type="float">
            <text:p>425</text:p>
          </table:table-cell>
          <table:table-cell office:value-type="float" office:value="0.79" calcext:value-type="float">
            <text:p>0,79</text:p>
          </table:table-cell>
          <table:table-cell table:style-name="ce41"/>
          <table:table-cell table:style-name="ce37" table:number-columns-repeated="3"/>
          <table:table-cell table:style-name="ce41"/>
          <table:table-cell table:style-name="ce36" table:formula="of:=[.D20]*[.C20]" office:value-type="float" office:value="335.75" calcext:value-type="float">
            <text:p>335,75</text:p>
          </table:table-cell>
          <table:table-cell table:number-columns-repeated="4"/>
        </table:table-row>
        <table:table-row table:style-name="ro1">
          <table:table-cell table:style-name="ce32" office:value-type="date" office:date-value="2020-09-30" calcext:value-type="date">
            <text:p>30.09.2020</text:p>
          </table:table-cell>
          <table:table-cell office:value-type="float" office:value="3257" calcext:value-type="float">
            <text:p>3257</text:p>
          </table:table-cell>
          <table:table-cell table:formula="of:=[.B21]-[.B20]" office:value-type="float" office:value="447" calcext:value-type="float">
            <text:p>447</text:p>
          </table:table-cell>
          <table:table-cell office:value-type="float" office:value="0.79" calcext:value-type="float">
            <text:p>0,79</text:p>
          </table:table-cell>
          <table:table-cell table:style-name="ce41"/>
          <table:table-cell table:style-name="ce37" table:number-columns-repeated="3"/>
          <table:table-cell table:style-name="ce41"/>
          <table:table-cell table:style-name="ce36" table:formula="of:=[.D21]*[.C21]" office:value-type="float" office:value="353.13" calcext:value-type="float">
            <text:p>353,13</text:p>
          </table:table-cell>
          <table:table-cell table:number-columns-repeated="4"/>
        </table:table-row>
        <table:table-row table:style-name="ro1">
          <table:table-cell table:style-name="ce32" office:value-type="date" office:date-value="2020-10-19" calcext:value-type="date">
            <text:p>19.10.2020</text:p>
          </table:table-cell>
          <table:table-cell office:value-type="string" calcext:value-type="string">
            <text:p>kemala devir</text:p>
          </table:table-cell>
          <table:table-cell table:number-columns-repeated="2"/>
          <table:table-cell table:style-name="ce41"/>
          <table:table-cell table:number-columns-repeated="3"/>
          <table:table-cell table:style-name="ce41"/>
          <table:table-cell table:style-name="ce36"/>
          <table:table-cell table:number-columns-repeated="4"/>
        </table:table-row>
        <table:table-row table:style-name="ro1" table:number-rows-repeated="10">
          <table:table-cell table:style-name="ce32"/>
          <table:table-cell table:number-columns-repeated="3"/>
          <table:table-cell table:style-name="ce41"/>
          <table:table-cell table:number-columns-repeated="3"/>
          <table:table-cell table:style-name="ce41"/>
          <table:table-cell table:number-columns-repeated="5"/>
        </table:table-row>
        <table:table-row table:style-name="ro1" table:number-rows-repeated="2">
          <table:table-cell table:style-name="ce32"/>
          <table:table-cell table:number-columns-repeated="13"/>
        </table:table-row>
        <table:table-row table:style-name="ro1">
          <table:table-cell table:style-name="ce39" office:value-type="string" calcext:value-type="string">
            <text:p>su ortak kullanım saat bilgileri</text:p>
          </table:table-cell>
          <table:table-cell table:style-name="ce39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table:style-name="ce39"/>
          <table:table-cell table:style-name="ce42" office:value-type="string" calcext:value-type="string">
            <text:p>YKLNN</text:p>
          </table:table-cell>
          <table:table-cell table:style-name="ce37" table:number-columns-repeated="7"/>
          <table:table-cell table:number-columns-repeated="4"/>
        </table:table-row>
        <table:table-row table:style-name="ro1">
          <table:table-cell/>
          <table:table-cell table:style-name="ce34" office:value-type="string" calcext:value-type="string">
            <text:p>kullanabileceği m3</text:p>
          </table:table-cell>
          <table:table-cell table:style-name="ce40" office:value-type="string" calcext:value-type="string">
            <text:p><text:s/>ton</text:p>
          </table:table-cell>
          <table:table-cell table:style-name="ce43" office:value-type="string" calcext:value-type="string">
            <text:p>tl</text:p>
          </table:table-cell>
          <table:table-cell table:style-name="ce43" table:number-columns-repeated="6"/>
          <table:table-cell table:number-columns-repeated="4"/>
        </table:table-row>
        <table:table-row table:style-name="ro1">
          <table:table-cell table:style-name="ce32" office:value-type="date" office:date-value="2020-03-25" calcext:value-type="date">
            <text:p>25.03.2020</text:p>
          </table:table-cell>
          <table:table-cell table:style-name="ce40" office:value-type="float" office:value="907" calcext:value-type="float">
            <text:p>907</text:p>
          </table:table-cell>
          <table:table-cell table:style-name="ce41" office:value-type="string" calcext:value-type="string">
            <text:p>ilk yazar</text:p>
          </table:table-cell>
          <table:table-cell table:style-name="ce33" table:number-columns-repeated="6"/>
          <table:table-cell table:style-name="ce35"/>
          <table:table-cell table:number-columns-repeated="4"/>
        </table:table-row>
        <table:table-row table:style-name="ro1">
          <table:table-cell table:style-name="ce32" office:value-type="date" office:date-value="2020-03-25" calcext:value-type="date">
            <text:p>25.03.2020</text:p>
          </table:table-cell>
          <table:table-cell table:style-name="ce39" table:formula="of:=[.B38]+[.C39]" office:value-type="float" office:value="929.77" calcext:value-type="float">
            <text:p>929,77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35"/>
          <table:table-cell table:number-columns-repeated="4"/>
        </table:table-row>
        <table:table-row table:style-name="ro1">
          <table:table-cell table:style-name="ce32" office:value-type="date" office:date-value="2020-04-06" calcext:value-type="date">
            <text:p>06.04.2020</text:p>
          </table:table-cell>
          <table:table-cell table:style-name="ce39" table:formula="of:=[.B39]+[.C40]" office:value-type="float" office:value="952.54" calcext:value-type="float">
            <text:p>952,54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35"/>
          <table:table-cell table:number-columns-repeated="4"/>
        </table:table-row>
        <table:table-row table:style-name="ro1">
          <table:table-cell table:style-name="ce32" office:value-type="date" office:date-value="2020-04-23" calcext:value-type="date">
            <text:p>23.04.2020</text:p>
          </table:table-cell>
          <table:table-cell table:style-name="ce39" table:formula="of:=[.B40]+[.C41]" office:value-type="float" office:value="975.31" calcext:value-type="float">
            <text:p>975,31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35"/>
          <table:table-cell table:number-columns-repeated="4"/>
        </table:table-row>
        <table:table-row table:style-name="ro1">
          <table:table-cell table:style-name="ce32" office:value-type="date" office:date-value="2020-05-20" calcext:value-type="date">
            <text:p>20.05.2020</text:p>
          </table:table-cell>
          <table:table-cell table:style-name="ce39" table:formula="of:=[.B41]+[.C42]" office:value-type="float" office:value="1011.67" calcext:value-type="float">
            <text:p>1011,67</text:p>
          </table:table-cell>
          <table:table-cell office:value-type="float" office:value="36.36" calcext:value-type="float">
            <text:p>36,36</text:p>
          </table:table-cell>
          <table:table-cell office:value-type="float" office:value="160" calcext:value-type="float">
            <text:p>160</text:p>
          </table:table-cell>
          <table:table-cell table:number-columns-repeated="5"/>
          <table:table-cell table:style-name="ce35"/>
          <table:table-cell table:number-columns-repeated="4"/>
        </table:table-row>
        <table:table-row table:style-name="ro1">
          <table:table-cell table:style-name="ce32" office:value-type="date" office:date-value="2020-06-10" calcext:value-type="date">
            <text:p>10.06.2020</text:p>
          </table:table-cell>
          <table:table-cell table:style-name="ce39" table:formula="of:=[.B42]+[.C43]" office:value-type="float" office:value="1031.47" calcext:value-type="float">
            <text:p>1031,4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35"/>
          <table:table-cell table:number-columns-repeated="4"/>
        </table:table-row>
        <table:table-row table:style-name="ro1">
          <table:table-cell table:style-name="ce32" office:value-type="date" office:date-value="2020-06-25" calcext:value-type="date">
            <text:p>25.06.2020</text:p>
          </table:table-cell>
          <table:table-cell table:style-name="ce39" table:formula="of:=[.B43]+[.C44]" office:value-type="float" office:value="1051.27" calcext:value-type="float">
            <text:p>1051,2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35"/>
          <table:table-cell table:number-columns-repeated="4"/>
        </table:table-row>
        <table:table-row table:style-name="ro1">
          <table:table-cell table:style-name="ce32" office:value-type="date" office:date-value="2020-07-07" calcext:value-type="date">
            <text:p>07.07.2020</text:p>
          </table:table-cell>
          <table:table-cell table:style-name="ce39" table:formula="of:=[.B44]+[.C45]" office:value-type="float" office:value="1071.07" calcext:value-type="float">
            <text:p>1071,0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35"/>
          <table:table-cell table:number-columns-repeated="4"/>
        </table:table-row>
        <table:table-row table:style-name="ro1">
          <table:table-cell table:style-name="ce32" office:value-type="date" office:date-value="2020-07-14" calcext:value-type="date">
            <text:p>14.07.2020</text:p>
          </table:table-cell>
          <table:table-cell table:style-name="ce39" table:formula="of:=[.B45]+[.C46]" office:value-type="float" office:value="1090.87" calcext:value-type="float">
            <text:p>1090,8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35"/>
          <table:table-cell table:number-columns-repeated="4"/>
        </table:table-row>
        <table:table-row table:style-name="ro1">
          <table:table-cell table:style-name="ce32" office:value-type="date" office:date-value="2020-07-23" calcext:value-type="date">
            <text:p>23.07.2020</text:p>
          </table:table-cell>
          <table:table-cell table:style-name="ce39" table:formula="of:=[.B46]+[.C47]" office:value-type="float" office:value="1120.57" calcext:value-type="float">
            <text:p>1120,57</text:p>
          </table:table-cell>
          <table:table-cell office:value-type="float" office:value="29.7" calcext:value-type="float">
            <text:p>29,7</text:p>
          </table:table-cell>
          <table:table-cell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table:style-name="ce32" office:value-type="date" office:date-value="2020-08-08" calcext:value-type="date">
            <text:p>08.08.2020</text:p>
          </table:table-cell>
          <table:table-cell table:style-name="ce39" table:formula="of:=[.B47]+[.C48]" office:value-type="float" office:value="1144.33" calcext:value-type="float">
            <text:p>1144,33</text:p>
          </table:table-cell>
          <table:table-cell office:value-type="float" office:value="23.76" calcext:value-type="float">
            <text:p>23,76</text:p>
          </table:table-cell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table:style-name="ce32" office:value-type="date" office:date-value="2020-08-20" calcext:value-type="date">
            <text:p>20.08.2020</text:p>
          </table:table-cell>
          <table:table-cell table:style-name="ce39" table:formula="of:=[.B48]+[.C49]" office:value-type="float" office:value="1168.09" calcext:value-type="float">
            <text:p>1168,09</text:p>
          </table:table-cell>
          <table:table-cell office:value-type="float" office:value="23.76" calcext:value-type="float">
            <text:p>23,76</text:p>
          </table:table-cell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table:style-name="ce32" office:value-type="date" office:date-value="2020-09-02" calcext:value-type="date">
            <text:p>02.09.2020</text:p>
          </table:table-cell>
          <table:table-cell table:style-name="ce39" table:formula="of:=[.B49]+[.C50]" office:value-type="float" office:value="1193.83" calcext:value-type="float">
            <text:p>1193,83</text:p>
          </table:table-cell>
          <table:table-cell office:value-type="float" office:value="25.74" calcext:value-type="float">
            <text:p>25,74</text:p>
          </table:table-cell>
          <table:table-cell office:value-type="float" office:value="130" calcext:value-type="float">
            <text:p>130</text:p>
          </table:table-cell>
          <table:table-cell table:number-columns-repeated="10"/>
        </table:table-row>
        <table:table-row table:style-name="ro1">
          <table:table-cell table:style-name="ce32" office:value-type="date" office:date-value="2020-09-14" calcext:value-type="date">
            <text:p>14.09.2020</text:p>
          </table:table-cell>
          <table:table-cell table:style-name="ce39" table:formula="of:=[.B50]+[.C51]" office:value-type="float" office:value="1223.13" calcext:value-type="float">
            <text:p>1223,13</text:p>
          </table:table-cell>
          <table:table-cell office:value-type="float" office:value="29.3" calcext:value-type="float">
            <text:p>29,3</text:p>
          </table:table-cell>
          <table:table-cell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table:style-name="ce32" office:value-type="date" office:date-value="2020-09-30" calcext:value-type="date">
            <text:p>30.09.2020</text:p>
          </table:table-cell>
          <table:table-cell table:style-name="ce39" table:formula="of:=[.B51]+[.C52]" office:value-type="float" office:value="1252.43" calcext:value-type="float">
            <text:p>1252,43</text:p>
          </table:table-cell>
          <table:table-cell office:value-type="float" office:value="29.3" calcext:value-type="float">
            <text:p>29,3</text:p>
          </table:table-cell>
          <table:table-cell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table:style-name="ce32" office:value-type="date" office:date-value="2020-10-19" calcext:value-type="date">
            <text:p>19.10.2020</text:p>
          </table:table-cell>
          <table:table-cell office:value-type="string" calcext:value-type="string">
            <text:p>kemala devir</text:p>
          </table:table-cell>
          <table:table-cell table:number-columns-repeated="12"/>
        </table:table-row>
        <table:table-row table:style-name="ro1" table:number-rows-repeated="104852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HSP sefa yıkama " table:style-name="ta1"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ce31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KEMAL KÜKRER</text:p>
          </table:table-cell>
          <table:table-cell table:number-columns-repeated="4"/>
        </table:table-row>
        <table:table-row table:style-name="ro1">
          <table:table-cell/>
          <table:table-cell table:style-name="ce39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İRA HESAP ÖZETİ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table:style-name="ce34" office:value-type="string" calcext:value-type="string">
            <text:p>tutar</text:p>
          </table:table-cell>
          <table:table-cell table:style-name="ce38" office:value-type="string" calcext:value-type="string">
            <text:p>bakiye</text:p>
          </table:table-cell>
        </table:table-row>
        <table:table-row table:style-name="ro1">
          <table:table-cell/>
          <table:table-cell table:style-name="ce32" office:value-type="date" office:date-value="2020-10-20" calcext:value-type="date">
            <text:p>20.10.2020</text:p>
          </table:table-cell>
          <table:table-cell office:value-type="string" calcext:value-type="string">
            <text:p>6 aylık kira bedeli</text:p>
          </table:table-cell>
          <table:table-cell/>
          <table:table-cell table:style-name="ce31" office:value-type="float" office:value="7800" calcext:value-type="float">
            <text:p>7.800,00</text:p>
          </table:table-cell>
          <table:table-cell table:formula="of:=[.E8]" office:value-type="float" office:value="7800" calcext:value-type="float">
            <text:p>7.800,00</text:p>
          </table:table-cell>
        </table:table-row>
        <table:table-row table:style-name="ro1">
          <table:table-cell/>
          <table:table-cell table:style-name="ce32"/>
          <table:table-cell office:value-type="string" calcext:value-type="string">
            <text:p>6*1300=7800</text:p>
          </table:table-cell>
          <table:table-cell table:number-columns-repeated="3"/>
        </table:table-row>
        <table:table-row table:style-name="ro1">
          <table:table-cell/>
          <table:table-cell table:style-name="ce32" office:value-type="date" office:date-value="2020-03-30" calcext:value-type="date">
            <text:p>30.03.2020</text:p>
          </table:table-cell>
          <table:table-cell office:value-type="string" calcext:value-type="string">
            <text:p>sefadan gelen kira </text:p>
          </table:table-cell>
          <table:table-cell/>
          <table:table-cell table:style-name="ce31" office:value-type="float" office:value="-5800" calcext:value-type="float">
            <text:p>-5.800,00</text:p>
          </table:table-cell>
          <table:table-cell table:formula="of:=[.F8]+[.E10]" office:value-type="float" office:value="2000" calcext:value-type="float">
            <text:p>2.000,00</text:p>
          </table:table-cell>
        </table:table-row>
        <table:table-row table:style-name="ro1">
          <table:table-cell/>
          <table:table-cell table:style-name="ce32"/>
          <table:table-cell office:value-type="string" calcext:value-type="string">
            <text:p>indirim</text:p>
          </table:table-cell>
          <table:table-cell/>
          <table:table-cell table:style-name="ce31" office:value-type="float" office:value="-1000" calcext:value-type="float">
            <text:p>-1.000,00</text:p>
          </table:table-cell>
          <table:table-cell table:formula="of:=[.F10]+[.E11]" office:value-type="float" office:value="1000" calcext:value-type="float">
            <text:p>1.000,00</text:p>
          </table:table-cell>
        </table:table-row>
        <table:table-row table:style-name="ro1">
          <table:table-cell/>
          <table:table-cell table:style-name="ce32" office:value-type="date" office:date-value="2020-10-29" calcext:value-type="date">
            <text:p>29.10.2020</text:p>
          </table:table-cell>
          <table:table-cell office:value-type="string" calcext:value-type="string">
            <text:p>nakit ödeme</text:p>
          </table:table-cell>
          <table:table-cell/>
          <table:table-cell table:style-name="ce31" office:value-type="float" office:value="-1000" calcext:value-type="float">
            <text:p>-1.000,00</text:p>
          </table:table-cell>
          <table:table-cell table:formula="of:=[.F11]+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2"/>
          <table:table-cell table:number-columns-repeated="4"/>
        </table:table-row>
        <table:table-row table:style-name="ro1" table:number-rows-repeated="3">
          <table:table-cell/>
          <table:table-cell table:style-name="ce32"/>
          <table:table-cell table:number-columns-repeated="2"/>
          <table:table-cell table:style-name="ce31"/>
          <table:table-cell/>
        </table:table-row>
        <table:table-row table:style-name="ro1">
          <table:table-cell/>
          <table:table-cell table:style-name="ce32"/>
          <table:table-cell table:number-columns-repeated="4"/>
        </table:table-row>
        <table:table-row table:style-name="ro1" table:number-rows-repeated="2">
          <table:table-cell/>
          <table:table-cell table:style-name="ce32"/>
          <table:table-cell table:number-columns-repeated="2"/>
          <table:table-cell table:style-name="ce31"/>
          <table:table-cell/>
        </table:table-row>
        <table:table-row table:style-name="ro1">
          <table:table-cell/>
          <table:table-cell table:style-name="ce32"/>
          <table:table-cell table:number-columns-repeated="4"/>
        </table:table-row>
        <table:table-row table:style-name="ro1" table:number-rows-repeated="2">
          <table:table-cell/>
          <table:table-cell table:style-name="ce32"/>
          <table:table-cell table:number-columns-repeated="2"/>
          <table:table-cell table:style-name="ce31"/>
          <table:table-cell/>
        </table:table-row>
        <table:table-row table:style-name="ro1">
          <table:table-cell/>
          <table:table-cell table:style-name="ce32"/>
          <table:table-cell table:number-columns-repeated="4"/>
        </table:table-row>
        <table:table-row table:style-name="ro1" table:number-rows-repeated="2">
          <table:table-cell/>
          <table:table-cell table:style-name="ce32"/>
          <table:table-cell table:number-columns-repeated="2"/>
          <table:table-cell table:style-name="ce31"/>
          <table:table-cell/>
        </table:table-row>
        <table:table-row table:style-name="ro1">
          <table:table-cell/>
          <table:table-cell table:style-name="ce32"/>
          <table:table-cell table:number-columns-repeated="4"/>
        </table:table-row>
        <table:table-row table:style-name="ro1">
          <table:table-cell table:number-columns-repeated="4"/>
          <table:table-cell table:style-name="ce31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ce31"/>
          <table:table-cell/>
        </table:table-row>
        <table:table-row table:style-name="ro1" table:number-rows-repeated="104854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.00.0000</text:date>, <text:time style:data-style-name="N2" text:time-value="16:43:29.205535749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16T08:31:44.518789051</meta:creation-date>
    <dc:date>2020-10-29T16:45:19.219924903</dc:date>
    <meta:editing-duration>PT6H33M20S</meta:editing-duration>
    <meta:editing-cycles>33</meta:editing-cycles>
    <meta:generator>LibreOffice/7.0.1.2$Linux_X86_64 LibreOffice_project/7cbcfc562f6eb6708b5ff7d7397325de9e764452</meta:generator>
    <meta:print-date>2020-07-18T10:31:54.105176201</meta:print-date>
    <meta:document-statistic meta:table-count="3" meta:cell-count="200" meta:object-count="0"/>
  </office:meta>
</office:document-meta>
</file>